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_20__28_Rounded_29_" svg:stroke-color="#800080" draw:stroke-linejoin="none" svg:stroke-linecap="round" draw:fill-color="#ffffff" draw:textarea-horizontal-align="justify" draw:textarea-vertical-align="top" draw:auto-grow-height="false" fo:min-height="14.75cm" fo:min-width="26.7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34cm" fo:min-width="3.03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4cm" fo:min-width="2.3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4cm" fo:min-width="1.798cm"/>
      <style:paragraph-properties style:writing-mode="lr-tb"/>
    </style:style>
    <style:style style:name="gr5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top"/>
      <style:paragraph-properties style:writing-mode="lr-tb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0.634cm" fo:min-width="2.50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4cm" fo:min-width="2.8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4cm" fo:min-width="3.566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top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9" draw:marker-end-width="0.3cm" draw:fill="none" draw:textarea-vertical-align="top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bottom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to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42cm" fo:min-width="1.092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34cm" fo:min-width="2.506cm"/>
      <style:paragraph-properties style:writing-mode="lr-tb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20" draw:marker-end-width="0.3cm" draw:fill="none" draw:textarea-vertical-align="bottom"/>
      <style:paragraph-properties style:writing-mode="lr-tb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29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30" style:family="graphic" style:parent-style-name="objectwithoutfill">
      <style:graphic-properties draw:marker-end="Arrowheads_20_22" draw:marker-end-width="0.3cm" draw:fill="none" draw:textarea-vertical-align="top"/>
      <style:paragraph-properties style:writing-mode="lr-tb"/>
    </style:style>
    <style:style style:name="gr31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margin-left="1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top="0cm" fo:margin-bottom="0cm" fo:text-align="center"/>
    </style:style>
    <style:style style:name="P14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left="2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6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25cm" svg:height="15cm" svg:x="1.25cm" svg:y="1.474cm">
          <text:p text:style-name="P1">On-board 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5cm" svg:height="1.25cm" svg:x="2cm" svg:y="5.25cm">
          <text:p text:style-name="P3"><text:span text:style-name="T1">p3at_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4cm" svg:height="1.25cm" svg:x="19.25cm" svg:y="3.25cm">
          <text:p text:style-name="P5"><text:span text:style-name="T1">p3at_dr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3.25cm" svg:height="1.25cm" svg:x="25cm" svg:y="8cm">
          <text:p text:style-name="P3"><text:span text:style-name="T1">RosA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2.5cm" svg:height="1.5cm" svg:x="1.5cm" svg:y="17cm">
          <text:p text:style-name="P3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23.25cm" svg:y1="3.875cm" svg:x2="26.625cm" svg:y2="8cm" draw:start-shape="id1" draw:start-glue-point="10" draw:end-shape="id2" draw:end-glue-point="4" svg:d="M23250 3875h3375v4125" svg:viewBox="0 0 3376 4126">
          <text:p text:style-name="P7"><text:span text:style-name="T2">/RosAria/cmd_vel</text:span></text:p>
          <text:p text:style-name="P7"><text:span text:style-name="T2"/></text:p>
        </draw:connector>
        <draw:custom-shape draw:style-name="gr7" draw:text-style-name="P6" xml:id="id6" draw:id="id6" draw:layer="layout" svg:width="4.25cm" svg:height="1.25cm" svg:x="19.5cm" svg:y="14.25cm">
          <text:p text:style-name="P5"><text:span text:style-name="T1">p3at_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.75cm" svg:height="1.25cm" svg:x="19.25cm" svg:y="10.5cm">
          <text:p text:style-name="P5"><text:span text:style-name="T1">p3at_pos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4" draw:id="id4" draw:layer="layout" svg:width="5.75cm" svg:height="1.25cm" svg:x="11.25cm" svg:y="6.75cm">
          <text:p text:style-name="P5"><text:span text:style-name="T1">p3at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0" draw:layer="layout" svg:x1="6.268cm" svg:y1="5.433cm" svg:x2="12.092cm" svg:y2="6.933cm" draw:start-shape="id3" draw:start-glue-point="11" draw:end-shape="id4" draw:end-glue-point="5" svg:d="M6268 5433v-684h5824v2184" svg:viewBox="0 0 5825 2185">
          <text:p text:style-name="P9"><text:span text:style-name="T3">/p3at/keep_alive</text:span></text:p>
        </draw:connector>
        <draw:connector draw:style-name="gr11" draw:text-style-name="P11" draw:layer="layout" svg:x1="26.625cm" svg:y1="9.25cm" svg:x2="24cm" svg:y2="11.125cm" draw:start-shape="id2" draw:start-glue-point="8" draw:end-shape="id5" draw:end-glue-point="10" svg:d="M26625 9250v1875h-2625" svg:viewBox="0 0 2626 1876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/RosAria/pose</text:span></text:p>
        </draw:connector>
        <draw:connector draw:style-name="gr12" draw:text-style-name="P11" draw:layer="layout" svg:x1="19.25cm" svg:y1="11.125cm" svg:x2="16.158cm" svg:y2="7.817cm" draw:start-shape="id5" draw:start-glue-point="6" draw:end-shape="id4" draw:end-glue-point="9" svg:d="M19250 11125h-3092v-3308" svg:viewBox="0 0 3093 3309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/p3at/position/current</text:span></text:p>
        </draw:connector>
        <draw:connector draw:style-name="gr13" draw:text-style-name="P13" draw:layer="layout" svg:x1="16.158cm" svg:y1="6.933cm" svg:x2="19.25cm" svg:y2="3.875cm" draw:start-shape="id4" draw:start-glue-point="11" draw:end-shape="id1" draw:end-glue-point="6" svg:d="M16158 6933v-3058h3092" svg:viewBox="0 0 3093 3059">
          <text:p text:style-name="P12"><text:span text:style-name="T2">/p3at/position/next</text:span></text:p>
        </draw:connector>
        <draw:connector draw:style-name="gr14" draw:text-style-name="P15" draw:layer="layout" svg:x1="6.268cm" svg:y1="6.317cm" svg:x2="11.25cm" svg:y2="7.375cm" draw:start-shape="id3" draw:start-glue-point="9" draw:end-shape="id4" draw:end-glue-point="6" svg:d="M6268 6317v1058h4982" svg:viewBox="0 0 4983 1059">
          <text:p text:style-name="P14"><text:span text:style-name="T3">/p3at/manual_cmd</text:span></text:p>
        </draw:connector>
        <draw:connector draw:style-name="gr15" draw:text-style-name="P13" draw:layer="layout" svg:x1="21.625cm" svg:y1="14.25cm" svg:x2="21.625cm" svg:y2="11.75cm" draw:start-shape="id6" draw:start-glue-point="4" draw:end-shape="id5" draw:end-glue-point="8" svg:d="M21625 14250v-2500" svg:viewBox="0 0 1 2501">
          <text:p text:style-name="P16"><text:span text:style-name="T2">/p3at/gps</text:span></text:p>
        </draw:connector>
        <draw:connector draw:style-name="gr16" draw:text-style-name="P17" draw:layer="layout" draw:line-skew="0.374cm" svg:x1="2.75cm" svg:y1="17cm" svg:x2="2.732cm" svg:y2="6.317cm" draw:start-shape="id7" draw:start-glue-point="0" draw:end-shape="id3" draw:end-glue-point="7" svg:d="M2750 17000v-4875h-18v-5808" svg:viewBox="0 0 19 10684">
          <text:p text:style-name="P14"><text:span text:style-name="T2">input</text:span></text:p>
        </draw:connector>
        <draw:connector draw:style-name="gr17" draw:text-style-name="P11" draw:layer="layout" svg:x1="7cm" svg:y1="5.875cm" svg:x2="12.092cm" svg:y2="6.933cm" draw:start-shape="id3" draw:start-glue-point="10" draw:end-shape="id4" draw:end-glue-point="5" svg:d="M7000 5875h5092v1058" svg:viewBox="0 0 5093 1059">
          <text:p text:style-name="P9"><text:span text:style-name="T2">/p3at/ui_cmd</text:span></text:p>
        </draw:connector>
        <draw:custom-shape draw:style-name="gr18" draw:text-style-name="P6" xml:id="id8" draw:id="id8" draw:layer="layout" svg:width="2.25cm" svg:height="2.25cm" svg:x="15.95cm" svg:y="13.75cm">
          <text:p text:style-name="P5"><text:span text:style-name="T1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18.2cm" svg:y1="14.875cm" svg:x2="19.5cm" svg:y2="14.875cm" draw:start-shape="id8" draw:start-glue-point="10" draw:end-shape="id6" draw:end-glue-point="6" svg:d="M18200 14875h1300" svg:viewBox="0 0 1301 1">
          <text:p/>
        </draw:connector>
        <draw:custom-shape draw:style-name="gr20" draw:text-style-name="P4" xml:id="id9" draw:id="id9" draw:layer="layout" svg:width="3.25cm" svg:height="1.5cm" svg:x="12.5cm" svg:y="3.75cm">
          <text:p text:style-name="P3"><text:span text:style-name="T1">Waypoints</text:span></text:p>
          <draw:enhanced-geometry svg:viewBox="0 0 21600 21600" draw:type="rectangle" draw:enhanced-path="M 0 0 L 21600 0 21600 21600 0 21600 0 0 Z N"/>
        </draw:custom-shape>
        <draw:connector draw:style-name="gr21" draw:text-style-name="P13" draw:layer="layout" svg:x1="14.125cm" svg:y1="5.25cm" svg:x2="14.125cm" svg:y2="6.75cm" draw:start-shape="id9" draw:start-glue-point="2" draw:end-shape="id4" draw:end-glue-point="4" svg:d="M14125 5250v1500" svg:viewBox="0 0 1 1501">
          <text:p/>
        </draw:connector>
        <draw:custom-shape draw:style-name="gr22" draw:text-style-name="P6" xml:id="id10" draw:id="id10" draw:layer="layout" svg:width="4.25cm" svg:height="1.25cm" svg:x="10.5cm" svg:y="14.25cm">
          <text:p text:style-name="P5"><text:span text:style-name="T1">p3at_dis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7" draw:layer="layout" draw:line-skew="1.374cm" svg:x1="14.125cm" svg:y1="8cm" svg:x2="12.625cm" svg:y2="14.25cm" draw:start-shape="id4" draw:start-glue-point="8" draw:end-shape="id10" draw:end-glue-point="4" svg:d="M14125 8000v4500h-1500v1750" svg:viewBox="0 0 1501 6251"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>/p3at/display/text</text:span></text:p>
        </draw:connector>
        <draw:connector draw:style-name="gr24" draw:text-style-name="P13" draw:layer="layout" svg:x1="14.75cm" svg:y1="14.875cm" svg:x2="15.95cm" svg:y2="14.875cm" draw:start-shape="id10" draw:start-glue-point="10" draw:end-shape="id8" draw:end-glue-point="6" svg:d="M14750 14875h1200" svg:viewBox="0 0 1201 1">
          <text:p/>
        </draw:connector>
        <draw:custom-shape draw:style-name="gr3" draw:text-style-name="P6" xml:id="id11" draw:id="id11" draw:layer="layout" svg:width="4cm" svg:height="1.25cm" svg:x="19cm" svg:y="6.75cm">
          <text:p text:style-name="P5"><text:span text:style-name="T1">p3at_so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7" draw:layer="layout" svg:x1="25.476cm" svg:y1="8.183cm" svg:x2="23cm" svg:y2="7.375cm" draw:start-shape="id2" draw:start-glue-point="5" draw:end-shape="id11" draw:end-glue-point="10" svg:d="M25476 8183v-808h-2476" svg:viewBox="0 0 2477 809">
          <text:p text:style-name="P18"><text:span text:style-name="T2">/RosAria/sonar</text:span></text:p>
        </draw:connector>
        <draw:connector draw:style-name="gr26" draw:text-style-name="P13" draw:layer="layout" svg:x1="19cm" svg:y1="7.375cm" svg:x2="17cm" svg:y2="7.375cm" draw:start-shape="id11" draw:start-glue-point="6" draw:end-shape="id4" draw:end-glue-point="10" svg:d="M19000 7375h-2000" svg:viewBox="0 0 2001 1">
          <text:p text:style-name="P12"><text:span text:style-name="T2"/></text:p>
          <text:p text:style-name="P12"><text:span text:style-name="T2"/></text:p>
          <text:p text:style-name="P12"><text:span text:style-name="T2">/p3at/obstacle</text:span></text:p>
        </draw:connector>
        <draw:connector draw:style-name="gr27" draw:text-style-name="P20" draw:layer="layout" svg:x1="6.268cm" svg:y1="6.317cm" svg:x2="12.092cm" svg:y2="7.817cm" draw:start-shape="id3" draw:start-glue-point="9" draw:end-shape="id4" draw:end-glue-point="7" svg:d="M6268 6317v2185h5824v-685" svg:viewBox="0 0 5825 2186">
          <text:p text:style-name="P19"><text:span text:style-name="T2">/p3at/drive_mode</text:span></text:p>
        </draw:connector>
        <draw:connector draw:style-name="gr28" draw:text-style-name="P22" draw:layer="layout" svg:x1="14.125cm" svg:y1="8cm" svg:x2="10.5cm" svg:y2="14.875cm" draw:start-shape="id4" draw:start-glue-point="8" draw:end-shape="id10" draw:end-glue-point="6" svg:d="M14125 8000v3126h-4126v3749h501" svg:viewBox="0 0 4127 6876">
          <text:p text:style-name="P21"><text:span text:style-name="T2">/p3at/display/map</text:span></text:p>
        </draw:connector>
        <draw:custom-shape draw:style-name="gr8" draw:text-style-name="P4" xml:id="id13" draw:id="id13" draw:layer="layout" svg:width="4.75cm" svg:height="1.25cm" svg:x="3.75cm" svg:y="12.25cm">
          <text:p text:style-name="P3"><text:span text:style-name="T1">p3at_key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12" draw:id="id12" draw:layer="layout" svg:width="2.25cm" svg:height="1.5cm" svg:x="5cm" svg:y="17cm">
          <text:p text:style-name="P3"><text:span text:style-name="T1">ssh</text:span></text:p>
          <draw:enhanced-geometry svg:viewBox="0 0 21600 21600" draw:type="rectangle" draw:enhanced-path="M 0 0 L 21600 0 21600 21600 0 21600 0 0 Z N"/>
        </draw:custom-shape>
        <draw:connector draw:style-name="gr30" draw:text-style-name="P20" draw:layer="layout" svg:x1="6.125cm" svg:y1="17cm" svg:x2="6.125cm" svg:y2="13.5cm" draw:start-shape="id12" draw:start-glue-point="0" draw:end-shape="id13" draw:end-glue-point="8" svg:d="M6125 17000v-3500" svg:viewBox="0 0 1 3501">
          <text:p text:style-name="P19"><text:span text:style-name="T2"/></text:p>
          <text:p text:style-name="P19"><text:span text:style-name="T2"><text:s text:c="19"/></text:span><text:span text:style-name="T2">keypress</text:span></text:p>
        </draw:connector>
        <draw:connector draw:style-name="gr31" draw:text-style-name="P20" draw:layer="layout" svg:x1="6.125cm" svg:y1="12.25cm" svg:x2="2.732cm" svg:y2="6.317cm" draw:start-shape="id13" draw:start-glue-point="4" draw:end-shape="id3" draw:end-glue-point="7" svg:d="M6125 12250v-2874h-3393v-3059" svg:viewBox="0 0 3394 5934">
          <text:p text:style-name="P23"/>
          <text:p text:style-name="P23"/>
          <text:p text:style-name="P23">/p3at/key_input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22:13:45.990000000</meta:creation-date>
    <dc:date>2022-05-20T09:33:15.268000000</dc:date>
    <meta:editing-duration>PT32M44S</meta:editing-duration>
    <meta:editing-cycles>12</meta:editing-cycles>
    <meta:generator>LibreOffice/7.3.1.3$Windows_X86_64 LibreOffice_project/a69ca51ded25f3eefd52d7bf9a5fad8c90b87951</meta:generator>
    <meta:document-statistic meta:object-count="33"/>
  </office:meta>
</office:document-meta>
</file>